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 style:list-style-name="L6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 style:list-style-name="L6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elem projektu było stworzenie aplikacji na urządzenia mobilne, implementującej elementy rzeczywistości rozszerzonej dla prezentowania dostarczanych przez użytkowników danych, składowanych w chmurze. Freamwork rozszerzonej rzeczywistości- Wikitude został użyty w implementacji klienta Apache Cordovy, razem z HTML5 i jQuery, pozwalając na przejrzystą i płynną prezentację. Strona serwera stworzona została przy użyciu ASP .NET Web API i implementuje wzorce: ommand Query Responsibility Segregation (CQRS) <text:s/>oraz Event Sourcing. <text:s/>Do przechowywania danych i utrzymania serwera wykorzystano studenckie konta Microsoft na Azure, pozwalające na użytkowanie go w sposób ograniczony, ale bez opłat. Baza danych MySQL została utworzona w tej chmurze. W pełni funkcjonująca aplikacja została przetestowana na urządzeniach mobilnych z zainstalowanym systemem Android (w wersjach JellyBean, bądź wyższych), a strona serwerowa umieszczona na Azurze. W toku pracy grupa używała metodyki Open-Up do koordynacji swoich działań.</text:p>
      <text:p text:style-name="P1"><text:tab/><text:span text:style-name="T1">Podział zadań</text:span></text:p>
      <text:list xml:id="list2450347317643303050" text:style-name="L6">
        <text:list-item>
          <text:p text:style-name="P2">Katarzyna Wasiuta:</text:p>
          <text:list>
            <text:list-item>
              <text:p text:style-name="P2">rejestracja i logowanie użytkowników,</text:p>
            </text:list-item>
            <text:list-item>
              <text:p text:style-name="P2">utworzenie grupy,</text:p>
            </text:list-item>
            <text:list-item>
              <text:p text:style-name="P2">widok zapraszania do znajomych,</text:p>
            </text:list-item>
            <text:list-item>
              <text:p text:style-name="P2">widok akceptowania/odrzucania zaproszenia do znajomych,</text:p>
            </text:list-item>
            <text:list-item>
              <text:p text:style-name="P2">zaimplementowanie serwera z wzorcami CQRS i Event Sourcing,</text:p>
            </text:list-item>
            <text:list-item>
              <text:p text:style-name="P2">stworzenie repozytoriów</text:p>
            </text:list-item>
            <text:list-item>
              <text:p text:style-name="P2">todo: dodawanie notatek do grup i ich edycja,</text:p>
            </text:list-item>
          </text:list>
        </text:list-item>
        <text:list-item>
          <text:p text:style-name="P2">Joanna Grzonkowska:</text:p>
          <text:list>
            <text:list-item>
              <text:p text:style-name="P2">nawigowanie z aktualnego położenia do wybranej notatki,</text:p>
            </text:list-item>
            <text:list-item>
              <text:p text:style-name="P2">wyszukiwanie notatek umieszczonych w wybranym zakresie od położenia użytkownika, należących do określonej kategorii i typu oraz udostępnionych do określonych grup,</text:p>
            </text:list-item>
            <text:list-item>
              <text:p text:style-name="P2">wyświetlanie notatek w postaci listy,</text:p>
            </text:list-item>
            <text:list-item>
              <text:p text:style-name="P2">wyświetlanie notatek na mapie oraz zaznaczanie wybranej notatki,</text:p>
            </text:list-item>
            <text:list-item>
              <text:p text:style-name="P2">wyświetlanie notatek w trybie rozszerzonej rzeczywistości,</text:p>
            </text:list-item>
            <text:list-item>
              <text:p text:style-name="P2">wyświetlanie szczegółów notatki w trybie rozszerzonej rzeczywistości,</text:p>
            </text:list-item>
            <text:list-item>
              <text:p text:style-name="P2">dodawanie i edycja notatki (temat, treść, kategoria, typ, lista zdjęć),</text:p>
            </text:list-item>
            <text:list-item>
              <text:p text:style-name="P2">odwrotne geokodowanie – wyznaczanie adresu miejsca utworzenia notatki,</text:p>
            </text:list-item>
            <text:list-item>
              <text:p text:style-name="P2">przegląd profilu użytkownika wraz z edycją zdjęcia profilowego,</text:p>
            </text:list-item>
            <text:list-item>
              <text:p text:style-name="P2">wyświetlanie zdjęć profilowych użytkowników,</text:p>
            </text:list-item>
            <text:list-item>
              <text:p text:style-name="P2">testy wydajności zastosowania przestrzennego indeksu w bazie danych,</text:p>
            </text:list-item>
          </text:list>
        </text:list-item>
        <text:list-item>
          <text:p text:style-name="P2">Szymon Ziewiec:</text:p>
          <text:list>
            <text:list-item>
              <text:p text:style-name="P2">zaprojektowanie bazy danych,</text:p>
            </text:list-item>
            <text:list-item>
              <text:p text:style-name="P4">przypadki użycia,</text:p>
            </text:list-item>
            <text:list-item>
              <text:p text:style-name="P4">testy jednostkowe strony serwerowej,</text:p>
            </text:list-item>
            <text:list-item>
              <text:p text:style-name="P4">stworzenie logiki biznesowej serwera,</text:p>
            </text:list-item>
            <text:list-item>
              <text:p text:style-name="P4">rozbudowa serwera, poprzez implementację zapytań i komend,dla realizowania jego funkcjonalności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zymon Ziewiec</meta:initial-creator>
    <meta:creation-date>2015-12-08T10:34:58.51</meta:creation-date>
    <meta:generator>OpenOffice/4.1.1$Win32 OpenOffice.org_project/411m6$Build-9775</meta:generator>
    <dc:date>2015-12-12T22:52:13.81</dc:date>
    <dc:creator>Szymon Ziewiec</dc:creator>
    <meta:editing-duration>PT2H34M49S</meta:editing-duration>
    <meta:editing-cycles>12</meta:editing-cycles>
    <meta:document-statistic meta:table-count="0" meta:image-count="0" meta:object-count="0" meta:page-count="1" meta:paragraph-count="28" meta:word-count="307" meta:character-count="2344"/>
  </office:meta>
</office:document-meta>
</file>